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courier new" svg:font-family="'courier new', monospac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f496c" style:font-size-asian="14pt" style:font-size-complex="14pt"/>
    </style:style>
    <style:style style:name="P3" style:family="paragraph" style:parent-style-name="Standard">
      <style:text-properties fo:font-size="14pt" officeooo:paragraph-rsid="000fe8c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f496c" officeooo:paragraph-rsid="000f496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496c" officeooo:paragraph-rsid="000f496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f496c" officeooo:paragraph-rsid="000f496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rsid="000f496c" officeooo:paragraph-rsid="000f496c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1140b1" officeooo:paragraph-rsid="001140b1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1180dc" officeooo:paragraph-rsid="001180dc" style:font-size-asian="14pt" style:font-size-complex="14pt"/>
    </style:style>
    <style:style style:name="P10" style:family="paragraph" style:parent-style-name="Standard">
      <style:text-properties fo:font-variant="normal" fo:text-transform="none" style:font-name="Arial" fo:font-size="10pt" fo:font-style="normal" fo:font-weight="bold" officeooo:rsid="000f496c" officeooo:paragraph-rsid="000f496c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Liberation Serif" fo:font-size="14pt" officeooo:paragraph-rsid="000fe8c6" style:font-size-asian="14pt" style:font-size-complex="14pt"/>
    </style:style>
    <style:style style:name="P12" style:family="paragraph" style:parent-style-name="Standard">
      <style:text-properties style:font-name="Liberation Serif" fo:font-size="14pt" style:font-size-asian="14pt" style:font-size-complex="14pt"/>
    </style:style>
    <style:style style:name="P13" style:family="paragraph" style:parent-style-name="Standard">
      <style:text-properties style:font-name="Liberation Serif" fo:font-size="14pt" officeooo:paragraph-rsid="000fe8c6" style:font-size-asian="14pt" style:font-size-complex="14pt"/>
    </style:style>
    <style:style style:name="P14" style:family="paragraph" style:parent-style-name="Standard">
      <style:text-properties officeooo:paragraph-rsid="001180dc"/>
    </style:style>
    <style:style style:name="P15" style:family="paragraph" style:parent-style-name="Standard">
      <style:text-properties officeooo:rsid="001180dc" officeooo:paragraph-rsid="001180dc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1140b1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1180dc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Liberation Serif" fo:font-size="14pt" officeooo:paragraph-rsid="001140b1" style:font-size-asian="14pt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1180dc" officeooo:paragraph-rsid="001180dc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4pt" officeooo:paragraph-rsid="001180dc" style:font-size-asian="14pt" style:font-size-complex="14pt"/>
    </style:style>
    <style:style style:name="P21" style:family="paragraph" style:parent-style-name="Standard">
      <style:paragraph-properties fo:text-align="start" style:justify-single-word="false" style:writing-mode="lr-tb"/>
      <style:text-properties fo:font-variant="normal" fo:text-transform="none" fo:color="#ffffff" style:font-name="courier new" fo:font-size="9.75pt" fo:letter-spacing="normal" fo:font-style="normal" fo:font-weight="normal" officeooo:paragraph-rsid="001180dc"/>
    </style:style>
    <style:style style:name="T1" style:family="text">
      <style:text-properties officeooo:rsid="000d2b5e"/>
    </style:style>
    <style:style style:name="T2" style:family="text">
      <style:text-properties officeooo:rsid="000f496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" fo:font-size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4pt" style:text-underline-style="none" officeooo:rsid="001180dc" style:font-size-asian="14pt" style:font-size-complex="14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erif" fo:font-size="14pt" fo:letter-spacing="normal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erif" fo:font-size="14pt" fo:letter-spacing="normal" fo:font-style="normal" fo:text-shadow="none" style:text-underline-style="none" fo:font-weight="normal" officeooo:rsid="001180dc" style:font-size-asian="14pt" style:font-style-asian="normal" style:font-weight-asian="normal" style:font-size-complex="14pt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140b1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140b1" style:font-size-asian="14pt" style:font-style-asian="normal" style:font-weight-asian="normal" style:font-size-complex="14pt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180dc" style:font-size-asian="14pt" style:font-style-asian="normal" style:font-weight-asian="normal" style:font-size-complex="14pt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4pt" fo:text-shadow="none" style:text-underline-style="none" officeooo:rsid="001180dc" style:font-size-asian="14pt" style:font-style-asian="normal" style:font-weight-asian="normal" style:font-size-complex="14pt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erif" fo:font-size="14pt" fo:text-shadow="none" style:text-underline-style="none" style:font-size-asian="14pt" style:font-style-asian="normal" style:font-weight-asian="normal" style:font-size-complex="14pt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8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USE CASE 4</text:p>
      <text:p text:style-name="P5"><text:span text:style-name="T3"/></text:p>
      <text:p text:style-name="P5"><text:span text:style-name="T3"/></text:p>
      <text:p text:style-name="P7">TABLE CREATION</text:p>
      <text:p text:style-name="P1"/>
      <text:p text:style-name="P2">CREATE TABLE DEPARTMENT ( </text:p>
      <text:p text:style-name="P2"><text:tab/><text:tab/>ID CHAR(4) NOT NULL PRIMARY KEY, </text:p>
      <text:p text:style-name="P2"><text:tab/><text:tab/>NAME VARCHAR(20) NOT NULL</text:p>
      <text:p text:style-name="P2">);</text:p>
      <text:p text:style-name="P1"/>
      <text:p text:style-name="P2">CREATE TABLE ROLES ( </text:p>
      <text:p text:style-name="P2"><text:tab/><text:tab/>ID CHAR(4) NOT NULL PRIMARY KEY, </text:p>
      <text:p text:style-name="P2"><text:tab/><text:tab/>NAME VARCHAR(20) NOT NULL</text:p>
      <text:p text:style-name="P2">);</text:p>
      <text:p text:style-name="P1"/>
      <text:p text:style-name="P2">CREATE TABLE EMPLOYEE ( </text:p>
      <text:p text:style-name="P2"><text:tab/><text:tab/>ID CHAR(4) PRIMARY KEY NOT NULL, </text:p>
      <text:p text:style-name="P2"><text:tab/><text:tab/>NAME VARCHAR(20) NOT NULL, </text:p>
      <text:p text:style-name="P2"><text:tab/><text:tab/>DEPARTMENT CHAR(4) NOT NULL, </text:p>
      <text:p text:style-name="P2"><text:tab/><text:tab/>ACTIVE TINYINT, </text:p>
      <text:p text:style-name="P2"><text:tab/><text:tab/>GENDER CHAR(1), </text:p>
      <text:p text:style-name="P2"><text:tab/><text:tab/>ROLE_ID CHAR(4) NOT NULL , </text:p>
      <text:p text:style-name="P2"><text:tab/><text:tab/>CONSTRAINT EMP_FK1 FOREIGN KEY(DEPARTMENT) REFERENCES DEPARTMENT(ID) , </text:p>
      <text:p text:style-name="P2"><text:tab/><text:tab/>CONSTRAINT EMP_FK2 FOREIGN KEY(ROLE_ID) REFERENCES ROLES(ID)</text:p>
      <text:p text:style-name="P2">);</text:p>
      <text:p text:style-name="P1"/>
      <text:p text:style-name="P2">CREATE TABLE REPORTING ( </text:p>
      <text:p text:style-name="P2"><text:tab/><text:tab/>ID CHAR(4) NOT NULL PRIMARY KEY, </text:p>
      <text:p text:style-name="P2"><text:tab/><text:tab/>L2 CHAR(4) , </text:p>
      <text:p text:style-name="P2"><text:tab/><text:tab/>L1 CHAR(4) , </text:p>
      <text:p text:style-name="P2"><text:tab/><text:tab/>FOREIGN KEY(ID) REFERENCES EMPLOYEE(ID), </text:p>
      <text:p text:style-name="P2"><text:tab/><text:tab/>FOREIGN KEY(L2) REFERENCES EMPLOYEE(ID),</text:p>
      <text:p text:style-name="P2"><text:tab/><text:tab/>FOREIGN KEY(L1) REFERENCES EMPLOYEE(ID)</text:p>
      <text:p text:style-name="P2">);</text:p>
      <text:p text:style-name="P1"/>
      <text:p text:style-name="P2">CREATE TABLE EMP_ACTIVE_DATE ( </text:p>
      <text:p text:style-name="P2"><text:tab/><text:tab/>ID CHAR(4) NOT NULL PRIMARY KEY, </text:p>
      <text:p text:style-name="P2"><text:tab/><text:tab/>ACTIVE_FROM DATE NOT NULL, </text:p>
      <text:p text:style-name="P2"><text:tab/><text:tab/>RESIGNED_ON DATE,</text:p>
      <text:p text:style-name="P2"><text:tab/><text:tab/>FOREIGN KEY(ID) REFERENCES EMPLOYEE(ID) </text:p>
      <text:p text:style-name="P2">);</text:p>
      <text:p text:style-name="P1"/>
      <text:p text:style-name="P1"/>
      <text:p text:style-name="P8"><text:soft-page-break/>INSERTION</text:p>
      <text:p text:style-name="P8"><text:span text:style-name="T18"/></text:p>
      <text:p text:style-name="P9"><text:span text:style-name="T18">INSERT INTO DEPARTMENT VALUES (‘D001’,’DEVELOPMENT’);</text:span></text:p>
      <text:p text:style-name="P14"><text:span text:style-name="T6">INSERT INTO DEPARTMENT VALUES (‘D002’,’HR’);</text:span></text:p>
      <text:p text:style-name="P14"><text:span text:style-name="T6"/></text:p>
      <text:p text:style-name="P15"><text:span text:style-name="T5">INSERT INTO ROLES VALUES(‘R001’,’TEAM LEAD’);</text:span></text:p>
      <text:p text:style-name="P14"><text:span text:style-name="T6">INSERT INTO ROLES VALUES(‘R002’,’SR. DEVELOPER’);</text:span></text:p>
      <text:p text:style-name="P14"><text:span text:style-name="T6">INSERT INTO ROLES VALUES(‘R003’,’ DEVELOPER’);</text:span></text:p>
      <text:p text:style-name="P15"><text:span text:style-name="T5">INSERT INTO ROLES VALUES(‘R004’,’MANAGER’);</text:span></text:p>
      <text:p text:style-name="P15"><text:span text:style-name="T5">INSERT INTO ROLES VALUES(‘R005’,’SR. MANAGER’);</text:span></text:p>
      <text:p text:style-name="P15"><text:span text:style-name="T5">INSERT INTO ROLES VALUES(‘R006’,’EXE. MANAGER’);</text:span></text:p>
      <text:p text:style-name="P8"><text:span text:style-name="T18"/></text:p>
      <text:p text:style-name="P16"><text:span text:style-name="T12">INSERT INTO EMPLOYEE VALUES('E001','RAJKUMAR','D001','1','M','ROO1');</text:span></text:p>
      <text:p text:style-name="P18"><text:span text:style-name="T10">INSERT INTO EMPLOYEE VALUES('E002','GANESH','D001','1','M','ROO2');</text:span></text:p>
      <text:p text:style-name="P18"><text:span text:style-name="T10">INSERT INTO EMPLOYEE VALUES ('E003','RAGHU','D001','1','M','ROO3');</text:span></text:p>
      <text:p text:style-name="P18"><text:span text:style-name="T10">INSERT INTO EMPLOYEE VALUES('E004','CHITRA','D001','1','F','ROO1');</text:span></text:p>
      <text:p text:style-name="P18"><text:span text:style-name="T10">INSERT INTO EMPLOYEE VALUES('E005','PRIYA','D001','1','F','ROO2');</text:span></text:p>
      <text:p text:style-name="P18"><text:span text:style-name="T10">INSERT INTO EMPLOYEE VALUES ('E006','PREMKUMAR','D002','1','M','ROO3')</text:span><text:span text:style-name="T11">;</text:span></text:p>
      <text:p text:style-name="P18"><text:span text:style-name="T10">INSERT INTO EMPLOYEE VALUES('E007','KRISHNA','D002','1','M','ROO6');</text:span></text:p>
      <text:p text:style-name="P18"><text:span text:style-name="T10">INSERT INTO EMPLOYEE VALUES('E008',PREETHI','D002','1','F','RO05');</text:span></text:p>
      <text:p text:style-name="P18"><text:span text:style-name="T10">INSERT INTO EMPLOYEE VALUES('E009','RAVI','D002','0','M','ROO4');</text:span></text:p>
      <text:p text:style-name="P16"><text:span text:style-name="T13">INSERT INTO EMPLOYEE VALUES('E010','MEENA','D002','1','F','ROO4');</text:span></text:p>
      <text:p text:style-name="P16"><text:span text:style-name="T13"/></text:p>
      <text:p text:style-name="P19"><text:span text:style-name="T13">INSERT INTO REPORTING VALUES(‘E001’,NULL,NULL);</text:span></text:p>
      <text:p text:style-name="P19"><text:span text:style-name="T13">INSERT INTO REPORTING VALUES(‘E002’,NULL,’E001’);</text:span></text:p>
      <text:p text:style-name="P19"><text:span text:style-name="T13">INSERT INTO REPORTING VALUES(‘E003’,’E002’,’E001’);</text:span></text:p>
      <text:p text:style-name="P19"><text:span text:style-name="T13">INSERT INTO REPORTING VALUES(‘E004’,NULL,NULL);</text:span></text:p>
      <text:p text:style-name="P19"><text:span text:style-name="T13">INSERT INTO REPORTING VALUES(‘E005’,NULL,’E004’);</text:span></text:p>
      <text:p text:style-name="P19"><text:span text:style-name="T13">INSERT INTO REPORTING VALUES(‘E006’,’E005’,’E004’);</text:span></text:p>
      <text:p text:style-name="P19"><text:span text:style-name="T13">INSERT INTO REPORTING VALUES(‘E007’,NULL,NULL);</text:span></text:p>
      <text:p text:style-name="P19"><text:span text:style-name="T13">INSERT INTO REPORTING VALUES(‘E008’,NULL,’E007’);</text:span></text:p>
      <text:p text:style-name="P19"><text:span text:style-name="T13">INSERT INTO REPORTING VALUES(‘E009’,’E008’,’E007’);</text:span></text:p>
      <text:p text:style-name="P19"><text:span text:style-name="T13">INSERT INTO REPORTING VALUES(‘E010’,’E008’,’E007’);</text:span></text:p>
      <text:p text:style-name="P19"><text:span text:style-name="T13"/></text:p>
      <text:p text:style-name="P17"><text:span text:style-name="T8">INSERT INTO EMP_ACTIVE_DATE VALUES( 'E001','2015-01-02','NULL');</text:span></text:p>
      <text:p text:style-name="P21"><text:span text:style-name="T15">INSERT INTO EMP_ACTIVE_DATE VALUES( 'E002','2015-01-02','NULL');</text:span></text:p>
      <text:p text:style-name="P21"><text:span text:style-name="T15">INSERT INTO EMP_ACTIVE_DATE VALUES( 'E003','2018-01-02',NULL);</text:span></text:p>
      <text:p text:style-name="P21"><text:span text:style-name="T15">INSERT INTO EMP_ACTIVE_DATE VALUES( 'E004','2014-01-02',NULL);</text:span></text:p>
      <text:p text:style-name="P21"><text:span text:style-name="T15">INSEINSERT INTO EMP_ACTIVE_DATE VALUES( 'E005','201501-02',NULL);</text:span></text:p>
      <text:p text:style-name="P21"><text:span text:style-name="T15">INSERT INTO EMP_ACTIVE_DATE VALUES( 'E006','2019-01-02',NULL);</text:span></text:p>
      <text:p text:style-name="P21"><text:span text:style-name="T16">INSERT INTO EMP_ACTIVE_DATE VALUES( 'E007','2013-01-02',NULL);</text:span></text:p>
      <text:p text:style-name="P21"><text:span text:style-name="T16">INSERT INTO EMP_ACTIVE_DATE VALUES( 'E008','2015-01-02',NULL);</text:span></text:p>
      <text:p text:style-name="P21"><text:span text:style-name="T16">INSERT INTO EMP_ACTIVE_DATE VALUES( 'E009','2017-01-02',NULL);</text:span></text:p>
      <text:p text:style-name="P21"><text:span text:style-name="T16">INSERT INTO EMP_ACTIVE_DATE VALUES( 'E010','2015-01-02',NULL);</text:span></text:p>
      <text:p text:style-name="P20"><text:soft-page-break/></text:p>
      <text:p text:style-name="P6">Question 1</text:p>
      <text:p text:style-name="P10"><text:span text:style-name="T4">GET EMPLOYESS STRENGTH IN EACH DEPARTMENT</text:span><text:span text:style-name="T3"> </text:span></text:p>
      <text:p text:style-name="P1"/>
      <text:p text:style-name="P2">SELECT DEPARTMENT.ID AS ID, </text:p>
      <text:p text:style-name="P2"><text:tab/> <text:s text:c="5"/>DEPARTMENT.NAME AS DEPARTMENT,</text:p>
      <text:p text:style-name="P2"><text:tab/> <text:s text:c="5"/>COUNT(*) AS STRENGTH </text:p>
      <text:p text:style-name="P2"><text:span text:style-name="T2">F</text:span>ROM EMPLOYEE JOIN DEPARTMENT </text:p>
      <text:p text:style-name="P2">ON EMPLOYEE.DEPARTMENT = DEPARTMENT.ID </text:p>
      <text:p text:style-name="P2">GROUP BY DEPARTMENT;</text:p>
      <text:p text:style-name="P1"/>
      <text:p text:style-name="P6">Question 2</text:p>
      <text:p text:style-name="P10"><text:span text:style-name="T4">LIST EACH EMPLOYEES L2, L1 REPORTING SENIORS</text:span></text:p>
      <text:p text:style-name="P1"/>
      <text:p text:style-name="P2">SELECT EMPLOYEE.ID AS ID,</text:p>
      <text:p text:style-name="P2"><text:tab/> <text:s text:c="5"/>EMPLOYEE.NAME AS EMPLOYEE,</text:p>
      <text:p text:style-name="P2"><text:tab/> <text:s text:c="5"/>L2,</text:p>
      <text:p text:style-name="P2"><text:tab/> <text:s text:c="5"/>L1 </text:p>
      <text:p text:style-name="P2">FROM EMPLOYEE JOIN (</text:p>
      <text:p text:style-name="P2">SELECT EMPLOYEE.ID AS ID,</text:p>
      <text:p text:style-name="P2"><text:tab/> <text:s text:c="5"/>IF(L2 IS NULL, '-' , </text:p>
      <text:p text:style-name="P2"><text:tab/><text:tab/>(SELECT NAME FROM EMPLOYEE WHERE ID=L2)) AS L2,</text:p>
      <text:p text:style-name="P2"><text:tab/> <text:s text:c="5"/>IF (L1 IS NULL, '-' ,</text:p>
      <text:p text:style-name="P2"><text:tab/><text:tab/>(SELECT NAME FROM EMPLOYEE WHERE ID=L1)) AS L1 </text:p>
      <text:p text:style-name="P2">FROM <text:s/>EMPLOYEE JOIN REPORTING </text:p>
      <text:p text:style-name="Standard"/>
      <text:p text:style-name="P2">ON EMPLOYEE.ID = REPORTING.ID) REP </text:p>
      <text:p text:style-name="P3">ON EMPLOYEE.ID = REP.ID </text:p>
      <text:p text:style-name="Standard"/>
      <text:p text:style-name="P3">ORDER BY EMPLOYEE.ID;</text:p>
      <text:p text:style-name="Standard"/>
      <text:p text:style-name="Standard"/>
      <text:p text:style-name="P1"/>
      <text:p text:style-name="P1"/>
      <text:p text:style-name="P6">Question 3</text:p>
      <text:p text:style-name="P10"><text:span text:style-name="T4">PROVIDE DETAILED EMPLOYEE REPORT ALL EMPLOYEES</text:span></text:p>
      <text:p text:style-name="P12"/>
      <text:p text:style-name="P13"><text:span text:style-name="T10">SELECT EMPLOYEE.ID AS ID, </text:span></text:p>
      <text:p text:style-name="P13"><text:span text:style-name="T10"><text:tab/><text:tab/> <text:s text:c="3"/>EMPLOYEE.NAME AS EMPLOYEE, </text:span></text:p>
      <text:p text:style-name="P13"><text:span text:style-name="T10"><text:tab/><text:tab/> <text:s text:c="3"/>DEPARTMENT.NAME AS DEPARTMENT,</text:span></text:p>
      <text:p text:style-name="P13"><text:span text:style-name="T10"><text:tab/><text:tab/> <text:s text:c="3"/>ROLES.NAME AS ROLE, </text:span></text:p>
      <text:p text:style-name="P13"><text:span text:style-name="T10"><text:tab/><text:tab/> <text:s text:c="3"/>ACTIVE AS STATUS, </text:span></text:p>
      <text:p text:style-name="P13"><text:span text:style-name="T10"><text:tab/><text:tab/> <text:s text:c="3"/></text:span></text:p>
      <text:p text:style-name="P13"><text:span text:style-name="T10"><text:tab/><text:tab/> <text:s text:c="3"/>GENDER,</text:span></text:p>
      <text:p text:style-name="P13"><text:span text:style-name="T10"><text:tab/><text:tab/> <text:s text:c="3"/>CONCAT(YEAR(FROM_DAYS(</text:span></text:p>
      <text:p text:style-name="P13"><text:soft-page-break/><text:span text:style-name="T10"><text:tab/><text:tab/> <text:s text:c="3"/>DATEDIFF(NOW(),ACTIVE_FROM)))," years " ,</text:span></text:p>
      <text:p text:style-name="P13"><text:span text:style-name="T10"><text:tab/><text:tab/> <text:s text:c="3"/>MONTH(FROM_DAYS(</text:span></text:p>
      <text:p text:style-name="P13"><text:span text:style-name="T10"><text:tab/><text:tab/> <text:s text:c="3"/>DATEDIFF(NOW(),ACTIVE_FROM))), " months ",</text:span></text:p>
      <text:p text:style-name="P13"><text:span text:style-name="T10"><text:s/><text:tab/><text:tab/> <text:s text:c="3"/>DAY(FROM_DAYS(</text:span></text:p>
      <text:p text:style-name="P13"><text:span text:style-name="T10"><text:tab/><text:tab/> <text:s text:c="3"/>DATEDIFF(NOW(),ACTIVE_FROM))), " days" ) AS TERM </text:span></text:p>
      <text:p text:style-name="P13"><text:span text:style-name="T10">FROM EMPLOYEE JOIN DEPARTMENT JOIN EMP_ACTIVE_DATE JOIN ROLES </text:span></text:p>
      <text:p text:style-name="P13"><text:span text:style-name="T10">ON EMPLOYEE.DEPARTMENT = DEPARTMENT.ID AND </text:span></text:p>
      <text:p text:style-name="P13"><text:span text:style-name="T10">ROLES.ID = EMPLOYEE.ROLE_ID AND </text:span></text:p>
      <text:p text:style-name="P13"><text:span text:style-name="T10">EMPLOYEE.ID = EMP_ACTIVE_DATE.ID;</text:span></text:p>
      <text:p text:style-name="P1"/>
      <text:p text:style-name="Standard"/>
      <text:p text:style-name="P6">Question 4</text:p>
      <text:p text:style-name="P10"><text:span text:style-name="T4">GET LIST OF ALL EMPLOYEES WHO HAS PART OF OUR TEAM FOR MORE THAN 1500 DAYS</text:span></text:p>
      <text:p text:style-name="Standard"/>
      <text:p text:style-name="Standard"/>
      <text:p text:style-name="P11"><text:span text:style-name="T17">SELECT EMPLOYEE.ID,</text:span></text:p>
      <text:p text:style-name="P11"><text:span text:style-name="T17"><text:tab/> <text:s text:c="3"/><text:tab/> <text:s text:c="3"/>EMPLOYEE.NAME AS EMPLOYEE, </text:span></text:p>
      <text:p text:style-name="P11"><text:span text:style-name="T17"><text:s text:c="2"/><text:tab/><text:tab/> <text:s text:c="3"/>DEPARTMENT.NAME AS DEPARTMENT,</text:span></text:p>
      <text:p text:style-name="P11"><text:span text:style-name="T17"><text:tab/><text:tab/> <text:s text:c="3"/>DATEDIFF(NOW(),ACTIVE_FROM) AS DAYS </text:span></text:p>
      <text:p text:style-name="P11"><text:span text:style-name="T17">FROM EMPLOYEE JOIN DEPARTMENT JOIN ROLES JOIN EMP_ACTIVE_DATE </text:span></text:p>
      <text:p text:style-name="P11"><text:span text:style-name="T17">ON EMPLOYEE.DEPARTMENT = DEPARTMENT.ID AND EMPLOYEE.ROLE_ID = ROLES.ID AND </text:span></text:p>
      <text:p text:style-name="P11"><text:span text:style-name="T17">EMPLOYEE.ID = EMP_ACTIVE_DATE.ID </text:span></text:p>
      <text:p text:style-name="P11"><text:span text:style-name="T17">WHERE DATEDIFF(NOW(),ACTIVE_FROM) &gt; 1500 AND ACTIVE = 1;</text:span></text:p>
      <text:p text:style-name="P1"/>
      <text:p text:style-name="P6">Question 5</text:p>
      <text:p text:style-name="P10"><text:span text:style-name="T4">CALCULATE THE STRENGTH (IN RATIO) OF FEMALE EMPLOYEES IN EACH DEPARTMENT</text:span></text:p>
      <text:p text:style-name="P3"/>
      <text:p text:style-name="P3">SELECT DEPARTMENT.NAME AS DEPARTMENT, </text:p>
      <text:p text:style-name="P3"><text:tab/><text:tab/> <text:s text:c="3"/>COUNT(IF(GENDER = '<text:span text:style-name="T1">F</text:span>',1,NULL))*100/COUNT(IF(GENDER='F',1,1)) <text:tab/><text:tab/> <text:s text:c="3"/>AS PERCENTAGE </text:p>
      <text:p text:style-name="P3">FROM EMPLOYEE JOIN DEPARTMENT </text:p>
      <text:p text:style-name="P3">ON EMPLOYEE.DEPARTMENT = DEPARTMENT.ID </text:p>
      <text:p text:style-name="P3">GROUP BY DEPARTMENT;</text:p>
      <text:p text:style-name="P3"/>
      <text:p text:style-name="P3"><text:span text:style-name="T9"/></text:p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courier new" svg:font-family="'courier new', monospac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7:52:43.886489911</meta:creation-date>
    <dc:date>2021-04-26T23:27:29.399661604</dc:date>
    <meta:editing-duration>PT2H20M5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4" meta:paragraph-count="133" meta:word-count="549" meta:character-count="5104" meta:non-whitespace-character-count="4431"/>
  </office:meta>
</office:document-meta>
</file>